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letContextWithDefaultResourceLoaderTests.getResourcePathsWithN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WithDefaultResourceLoaderTests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WithDefaultResourceLoaderTests.registerAndUnregisterNamed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ServletContextWithDefaultResourceLoaderTests.registerContextAnd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rvletContextWithDefaultResourceLoaderTests.getResourcePathsWithSub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WithDefaultResourceLoaderTests.servl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ervletContextWithDefaultResourceLoaderTests.getServletRegist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WithDefaultResourceLoaderTests.getFilterRegist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WithDefaultResourceLoaderTests.getResource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WithDefaultResourceLoaderTests.setDefaul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ServletContextWithDefaultResourceLoaderTests.getServle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WithFileSystemResourceLoaderTests.getResourceWithRelativePathToWindowsCDr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WithFileSystemResourceLoaderTests.getRealPathWithRelativePathToWindowsCDr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rvletContextWithDefaultResourceLoaderTests.getResourcePathsWithInvali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WithDefaultResourceLoaderTests.getMimeTypeWithCustomConfigu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WithFileSystemResourceLoaderTests.getResourcePathsWithRelativePathToWindowsCDr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WithDefaultResourceLoaderTests.getFilter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WithDefaultResourceLoaderTests.getNamedDispatcherForDefaul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rvletContextWithFileSystemResourceLoaderTests.getResourceAsStreamWithRelativePathToWindowsCDr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